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632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2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Remark</text:p>
          </table:table-cell>
          <table:table-cell table:style-name="ce1" office:value-type="string" calcext:value-type="string">
            <text:p>Pyramid Sco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-LexRank (without any modifications)</text:p>
          </table:table-cell>
          <table:table-cell office:value-type="float" office:value="0.7171" calcext:value-type="float">
            <text:p>0.71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xical similarity calculated in Python</text:p>
          </table:table-cell>
          <table:table-cell office:value-type="float" office:value="0.727005328762" calcext:value-type="float">
            <text:p>0.72700532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 stopwords + (UG, BG) – No weights </text:p>
          </table:table-cell>
          <table:table-cell office:value-type="float" office:value="0.761681589315" calcext:value-type="float">
            <text:p>0.7616815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 stopwords + (UG, BG, Citations) – No weights </text:p>
          </table:table-cell>
          <table:table-cell table:style-name="ce2" office:value-type="float" office:value="0.731624672987" calcext:value-type="float">
            <text:p>0.7316246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 stopwords + Unigrams </text:p>
          </table:table-cell>
          <table:table-cell office:value-type="float" office:value="0.747423220338" calcext:value-type="float">
            <text:p>0.7474232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 stopwords + Bigrams </text:p>
          </table:table-cell>
          <table:table-cell office:value-type="float" office:value="0.768911561828" calcext:value-type="float">
            <text:p>0.76891156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 stopwords + No. Of citations as feature</text:p>
          </table:table-cell>
          <table:table-cell office:value-type="float" office:value="0.733509077206" calcext:value-type="float">
            <text:p>0.73350907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ified LexRank (used new lexical similarity measure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grams</text:p>
          </table:table-cell>
          <table:table-cell office:value-type="float" office:value="0.731401057984" calcext:value-type="float">
            <text:p>0.731401058</text:p>
          </table:table-cell>
          <table:table-cell office:value-type="float" office:value="0.66584550154" calcext:value-type="float">
            <text:p>0.6658455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rams</text:p>
          </table:table-cell>
          <table:table-cell office:value-type="float" office:value="0.732955515863" calcext:value-type="float">
            <text:p>0.7329555159</text:p>
          </table:table-cell>
          <table:table-cell office:value-type="float" office:value="0.621246502545" calcext:value-type="float">
            <text:p>0.6212465025</text:p>
          </table:table-cell>
          <table:table-cell table:number-columns-repeated="2"/>
          <table:table-cell table:style-name="ce1" office:value-type="string" calcext:value-type="string">
            <text:p>Baseline setup</text:p>
          </table:table-cell>
          <table:table-cell table:style-name="ce1" office:value-type="string" calcext:value-type="string">
            <text:p>P-Scores</text:p>
          </table:table-cell>
        </table:table-row>
        <table:table-row table:style-name="ro1">
          <table:table-cell office:value-type="string" calcext:value-type="string">
            <text:p>No of citations (wrong – all similarities 1 due of cosine sim)</text:p>
          </table:table-cell>
          <table:table-cell office:value-type="float" office:value="0.666129812194" calcext:value-type="float">
            <text:p>0.666129812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C-LexRank with ~ 100 words</text:p>
          </table:table-cell>
          <table:table-cell office:value-type="float" office:value="0.643866569982" calcext:value-type="float">
            <text:p>0.6438665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andom summary ~ 100 words</text:p>
          </table:table-cell>
          <table:table-cell office:value-type="float" office:value="0.476236724079" calcext:value-type="float">
            <text:p>0.4762367241</text:p>
          </table:table-cell>
        </table:table-row>
        <table:table-row table:style-name="ro1">
          <table:table-cell table:style-name="ce1" office:value-type="string" calcext:value-type="string">
            <text:p>Baseline setu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LexRank (without any modifications) – 5 sentences</text:p>
          </table:table-cell>
          <table:table-cell office:value-type="float" office:value="0.711790016176" calcext:value-type="float">
            <text:p>0.7117900162</text:p>
          </table:table-cell>
          <table:table-cell table:number-columns-repeated="3"/>
          <table:table-cell table:style-name="ce1" office:value-type="string" calcext:value-type="string">
            <text:p>Features</text:p>
          </table:table-cell>
          <table:table-cell/>
        </table:table-row>
        <table:table-row table:style-name="ro1">
          <table:table-cell office:value-type="string" calcext:value-type="string">
            <text:p>C-LexRank (without any modifications) ~ 100 words</text:p>
          </table:table-cell>
          <table:table-cell office:value-type="float" office:value="0.738752362053" calcext:value-type="float">
            <text:p>0.7387523621</text:p>
          </table:table-cell>
          <table:table-cell office:value-type="float" office:value="0.643866569982" calcext:value-type="float">
            <text:p>0.64386657</text:p>
          </table:table-cell>
          <table:table-cell table:number-columns-repeated="2"/>
          <table:table-cell office:value-type="string" calcext:value-type="string">
            <text:p>Unigrams</text:p>
          </table:table-cell>
          <table:table-cell office:value-type="float" office:value="0.66584550154" calcext:value-type="float">
            <text:p>0.6658455015</text:p>
          </table:table-cell>
        </table:table-row>
        <table:table-row table:style-name="ro1">
          <table:table-cell office:value-type="string" calcext:value-type="string">
            <text:p>Random summary ~ 100 words</text:p>
          </table:table-cell>
          <table:table-cell office:value-type="float" office:value="0.471296088519" calcext:value-type="float">
            <text:p>0.4712960885</text:p>
          </table:table-cell>
          <table:table-cell office:value-type="float" office:value="0.476236724079" calcext:value-type="float">
            <text:p>0.4762367241</text:p>
          </table:table-cell>
          <table:table-cell table:number-columns-repeated="2"/>
          <table:table-cell office:value-type="string" calcext:value-type="string">
            <text:p>Bigrams</text:p>
          </table:table-cell>
          <table:table-cell office:value-type="float" office:value="0.621246502545" calcext:value-type="float">
            <text:p>0.621246502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o of citations</text:p>
          </table:table-cell>
          <table:table-cell office:value-type="float" office:value="0.580002181412" calcext:value-type="float">
            <text:p>0.580002181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G of POS Tags </text:p>
          </table:table-cell>
          <table:table-cell office:value-type="float" office:value="0.651296356051" calcext:value-type="float">
            <text:p>0.6512963561</text:p>
          </table:table-cell>
        </table:table-row>
        <table:table-row table:style-name="ro1">
          <table:table-cell office:value-type="string" calcext:value-type="string">
            <text:p>No of citations (using min/max similarity) </text:p>
          </table:table-cell>
          <table:table-cell office:value-type="float" office:value="0.58867816809" calcext:value-type="float">
            <text:p>0.5886781681</text:p>
          </table:table-cell>
          <table:table-cell office:value-type="float" office:value="0.580002181412" calcext:value-type="float">
            <text:p>0.5800021814</text:p>
          </table:table-cell>
          <table:table-cell table:number-columns-repeated="2"/>
          <table:table-cell office:value-type="string" calcext:value-type="string">
            <text:p>BG of POS Tags </text:p>
          </table:table-cell>
          <table:table-cell office:value-type="float" office:value="0.525879994665" calcext:value-type="float">
            <text:p>0.5258799947</text:p>
          </table:table-cell>
        </table:table-row>
        <table:table-row table:style-name="ro1">
          <table:table-cell office:value-type="string" calcext:value-type="string">
            <text:p>UG of POS Tags </text:p>
          </table:table-cell>
          <table:table-cell office:value-type="float" office:value="0.731367254577" calcext:value-type="float">
            <text:p>0.7313672546</text:p>
          </table:table-cell>
          <table:table-cell office:value-type="float" office:value="0.651296356051" calcext:value-type="float">
            <text:p>0.6512963561</text:p>
          </table:table-cell>
          <table:table-cell table:number-columns-repeated="2"/>
          <table:table-cell office:value-type="string" calcext:value-type="string">
            <text:p>Bibilographic coupling</text:p>
          </table:table-cell>
          <table:table-cell office:value-type="float" office:value="0.575899134225" calcext:value-type="float">
            <text:p>0.5758991342</text:p>
          </table:table-cell>
        </table:table-row>
        <table:table-row table:style-name="ro1">
          <table:table-cell office:value-type="string" calcext:value-type="string">
            <text:p>BG of POS Tags </text:p>
          </table:table-cell>
          <table:table-cell office:value-type="float" office:value="0.726441753837" calcext:value-type="float">
            <text:p>0.7264417538</text:p>
          </table:table-cell>
          <table:table-cell office:value-type="float" office:value="0.525879994665" calcext:value-type="float">
            <text:p>0.5258799947</text:p>
          </table:table-cell>
          <table:table-cell table:number-columns-repeated="2"/>
          <table:table-cell office:value-type="string" calcext:value-type="string">
            <text:p>Co-citation matrix similarity</text:p>
          </table:table-cell>
          <table:table-cell office:value-type="float" office:value="0.466875546409" calcext:value-type="float">
            <text:p>0.466875546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itle similarity</text:p>
          </table:table-cell>
          <table:table-cell office:value-type="float" office:value="0.57439873791" calcext:value-type="float">
            <text:p>0.57439873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uthor similarity</text:p>
          </table:table-cell>
          <table:table-cell office:value-type="float" office:value="0.547683566686" calcext:value-type="float">
            <text:p>0.5476835667</text:p>
          </table:table-cell>
        </table:table-row>
        <table:table-row table:style-name="ro1">
          <table:table-cell office:value-type="string" calcext:value-type="string">
            <text:p>Bibilographic coupling</text:p>
          </table:table-cell>
          <table:table-cell/>
          <table:table-cell office:value-type="float" office:value="0.575899134225" calcext:value-type="float">
            <text:p>0.5758991342</text:p>
          </table:table-cell>
          <table:table-cell table:number-columns-repeated="2"/>
          <table:table-cell office:value-type="string" calcext:value-type="string">
            <text:p>Time similarity</text:p>
          </table:table-cell>
          <table:table-cell office:value-type="float" office:value="0.55838522988" calcext:value-type="float">
            <text:p>0.5583852299</text:p>
          </table:table-cell>
        </table:table-row>
        <table:table-row table:style-name="ro1">
          <table:table-cell office:value-type="string" calcext:value-type="string">
            <text:p>Co-citation matrix similarity</text:p>
          </table:table-cell>
          <table:table-cell/>
          <table:table-cell office:value-type="float" office:value="0.466875546409" calcext:value-type="float">
            <text:p>0.46687554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le similarity</text:p>
          </table:table-cell>
          <table:table-cell/>
          <table:table-cell office:value-type="float" office:value="0.57439873791" calcext:value-type="float">
            <text:p>0.57439873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thor similarity</text:p>
          </table:table-cell>
          <table:table-cell/>
          <table:table-cell office:value-type="float" office:value="0.547683566686" calcext:value-type="float">
            <text:p>0.5476835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 similarity</text:p>
          </table:table-cell>
          <table:table-cell/>
          <table:table-cell office:value-type="float" office:value="0.55838522988" calcext:value-type="float">
            <text:p>0.558385229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1">00/00/0000</text:date>, <text:time style:data-style-name="N2" text:time-value="07:34:06.9692096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3:40:37.978306082</meta:creation-date>
    <dc:date>2015-10-11T01:17:05.737485193</dc:date>
    <meta:editing-duration>PT1H17M49S</meta:editing-duration>
    <meta:editing-cycles>7</meta:editing-cycles>
    <meta:generator>LibreOffice/4.2.8.2$Linux_x86 LibreOffice_project/420m0$Build-2</meta:generator>
    <meta:document-statistic meta:table-count="1" meta:cell-count="80" meta:object-count="0"/>
  </office:meta>
</office:document-meta>
</file>